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variant="normal" fo:text-transform="none" fo:color="#222222" loext:opacity="100%" style:font-name="Arial2" fo:font-size="9.75pt" fo:letter-spacing="normal" fo:font-style="normal" fo:font-weight="normal"/>
    </style:style>
    <style:style style:name="T2" style:family="text">
      <style:text-properties fo:color="#222222" loext:opacity="100%" style:font-name="Arial2" fo:font-size="9.75pt" fo:letter-spacing="normal" fo:font-style="italic" fo:font-weight="normal"/>
    </style:style>
    <style:style style:name="T3" style:family="text">
      <style:text-properties fo:font-variant="normal" fo:text-transform="none" fo:color="#222222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erens, Bruce. "The open source definition." </text:span><text:span text:style-name="T2">Open sources: voices from the open source revolution</text:span><text:span text:style-name="T3"> </text:span><text:span text:style-name="T1">1 (1999): 171-188.</text:span> <text:line-break/><text:line-break/><text:a xlink:type="simple" xlink:href="https://d1wqtxts1xzle7.cloudfront.net/31165688/2_semester_projects_glossary_0708_glossary_2sem_0708_aia4_srokamichal_osdtext-libre.pdf?1392239056=&amp;response-content-disposition=inline%3B+filename%3DThe_open_source_definition.pdf&amp;Expires=1748011267&amp;Signature=PinHiXXeU0PT7CtbBS6AJ~U9K6QeApsXPpVlF5WPq59jHjo8OxdMb5-aiGmXrtWhohylYttFKO64kFf3LswQ~ecZXnMin5YnlGL6T06W90VIa--2wFbMNJS9ugZLX6ddclh-9ze6X~PBcXexbcTLQNd49tuDkWqWo6y0IZT1DFxwJBS9vJRY-el-JzHviKHQHDQ8i7QOrnu7UhRmQxm2jerfw2fg94CbsHnd~p6r6-2aBG64gf3d7usbzglHHN2hrfx2t-Q1jBNSfL2j3MDylqRNfs84SceFrILMjayRBJ2eLpxjMxmurl5YtFABv2qYfk-rxKV2Rho1LaZzLBuZWA__&amp;Key-Pair-Id=APKAJLOHF5GGSLRBV4ZA" text:style-name="Internet_20_link" text:visited-style-name="Visited_20_Internet_20_Link">https://d1wqtxts1xzle7.cloudfront.net/31165688/2_semester_projects_glossary_0708_glossary_2sem_0708_aia4_srokamichal_osdtext-libre.pdf?1392239056=&amp;response-content-disposition=inline%3B+filename%3DThe_open_source_definition.pdf&amp;Expires=1748011267&amp;Signature=PinHiXXeU0PT7CtbBS6AJ~U9K6QeApsXPpVlF5WPq59jHjo8OxdMb5-aiGmXrtWhohylYttFKO64kFf3LswQ~ecZXnMin5YnlGL6T06W90VIa--2wFbMNJS9ugZLX6ddclh-9ze6X~PBcXexbcTLQNd49tuDkWqWo6y0IZT1DFxwJBS9vJRY-el-JzHviKHQHDQ8i7QOrnu7UhRmQxm2jerfw2fg94CbsHnd~p6r6-2aBG64gf3d7usbzglHHN2hrfx2t-Q1jBNSfL2j3MDylqRNfs84SceFrILMjayRBJ2eLpxjMxmurl5YtFABv2qYfk-rxKV2Rho1LaZzLBuZWA__&amp;Key-Pair-Id=APKAJLOHF5GGSLRBV4ZA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5:41:35.368000000</meta:creation-date>
    <dc:date>2025-05-23T15:41:51.282000000</dc:date>
    <meta:editing-duration>PT16S</meta:editing-duration>
    <meta:editing-cycles>1</meta:editing-cycles>
    <meta:document-statistic meta:table-count="0" meta:image-count="0" meta:object-count="0" meta:page-count="1" meta:paragraph-count="1" meta:word-count="19" meta:character-count="753" meta:non-whitespace-character-count="734"/>
    <meta:generator>LibreOffice/24.8.6.2$Windows_X86_64 LibreOffice_project/6d98ba145e9a8a39fc57bcc76981d1fb1316c60c</meta:generator>
  </office:meta>
</office:document-meta>
</file>